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31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Math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MathUtil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heckFinit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MathUtil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heckFinit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MathUtil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heckFinit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MathUtil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heckFinit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f (cond) <text:s/>→ <text:s/>if (!con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21:22:32.110093834</dc:date>
    <meta:editing-duration>PT3H46M18S</meta:editing-duration>
    <meta:editing-cycles>1</meta:editing-cycles>
    <meta:document-statistic meta:table-count="1" meta:cell-count="40" meta:object-count="0"/>
    <meta:generator>LibreOffice/24.2.7.2$Linux_X86_64 LibreOffice_project/420$Build-2</meta:generator>
  </office:meta>
</office:document-meta>
</file>